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pan text:style-name="T1">shunt</text:span> [mV]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i_avg [mA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table:formula="of:=[.A2] / (0.171*2)" office:value-type="float" office:value="119.883040935673" calcext:value-type="float">
            <text:p>119.88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3" calcext:value-type="float">
            <text:p>13</text:p>
          </table:table-cell>
          <table:table-cell table:formula="of:=[.A3] / (0.171*2)" office:value-type="float" office:value="84.5029239766082" calcext:value-type="float">
            <text:p>84.50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8" calcext:value-type="float">
            <text:p>8</text:p>
          </table:table-cell>
          <table:table-cell table:formula="of:=[.A4] / (0.171*2)" office:value-type="float" office:value="58.187134502924" calcext:value-type="float">
            <text:p>58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2" calcext:value-type="float">
            <text:p>2</text:p>
          </table:table-cell>
          <table:table-cell table:formula="of:=[.A5] / (0.171*2)" office:value-type="float" office:value="40.9356725146199" calcext:value-type="float">
            <text:p>4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0:04:50.823046691</meta:creation-date>
    <dc:date>2025-11-15T10:04:58.822218501</dc:date>
    <meta:editing-duration>PT8S</meta:editing-duration>
    <meta:editing-cycles>1</meta:editing-cycles>
    <meta:generator>LibreOffice/24.2.7.2$Linux_X86_64 LibreOffice_project/420$Build-2</meta:generator>
    <meta:document-statistic meta:table-count="1" meta:cell-count="25" meta:object-count="0"/>
  </office:meta>
</office:document-meta>
</file>